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3E0000006E2D3A6AA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93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6.582cm" svg:x="3.032cm" svg:y="6.483cm">
          <draw:image xlink:href="Pictures/100002010000003E0000006E2D3A6AA2.png" xlink:type="simple" xlink:show="embed" xlink:actuate="onLoad">
            <text:p/>
          </draw:image>
        </draw:frame>
        <draw:frame draw:style-name="gr2" draw:layer="layout" svg:width="3.429cm" svg:height="1.266cm" svg:x="3.794cm" svg:y="13.446cm">
          <draw:text-box>
            <text:p>User</text:p>
          </draw:text-box>
        </draw:frame>
        <draw:line draw:style-name="gr3" draw:text-style-name="P1" draw:layer="layout" svg:x1="7.223cm" svg:y1="7.985cm" svg:x2="13.7cm" svg:y2="7.985cm">
          <text:p/>
        </draw:line>
        <draw:frame draw:style-name="gr4" draw:layer="layout" svg:width="3.302cm" svg:height="1.012cm" svg:x="8.366cm" svg:y="6.592cm">
          <draw:text-box>
            <text:p>Query</text:p>
          </draw:text-box>
        </draw:frame>
        <draw:custom-shape draw:style-name="gr5" draw:text-style-name="P1" draw:layer="layout" svg:width="3.937cm" svg:height="5.207cm" svg:x="14.843cm" svg:y="7.096cm">
          <text:p text:style-name="P1">Information</text:p>
          <text:p text:style-name="P1">Retrieval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9.89cm" svg:x2="6.969cm" svg:y2="9.89cm">
          <text:p/>
        </draw:line>
        <draw:frame draw:style-name="gr6" draw:layer="layout" svg:width="7.874cm" svg:height="1.343cm" svg:x="7.35cm" svg:y="8.801cm">
          <draw:text-box>
            <text:p>Retrieved Documents</text:p>
          </draw:text-box>
        </draw:frame>
        <draw:line draw:style-name="gr3" draw:text-style-name="P1" draw:layer="layout" svg:x1="7.223cm" svg:y1="11.668cm" svg:x2="13.7cm" svg:y2="11.668cm">
          <text:p/>
        </draw:line>
        <draw:frame draw:style-name="gr7" draw:layer="layout" svg:width="5.715cm" svg:height="1.139cm" svg:x="7.985cm" svg:y="10.783cm">
          <draw:text-box>
            <text:p>Modified Que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329cm" fo:margin-bottom="12.956cm" fo:margin-left="2.289cm" fo:margin-right="1.4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coza4 </meta:initial-creator>
    <meta:creation-date>2014-02-24T22:53:26</meta:creation-date>
    <dc:date>2014-02-24T23:05:49</dc:date>
    <dc:creator>cocoza4 </dc:creator>
    <meta:editing-duration>PT8M13S</meta:editing-duration>
    <meta:editing-cycles>2</meta:editing-cycles>
    <meta:generator>LibreOffice/3.6$Linux_x86 LibreOffice_project/360m1$Build-2</meta:generator>
    <meta:document-statistic meta:object-count="9"/>
  </office:meta>
</office:document-meta>
</file>